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2409*"/>
    </style:style>
    <style:style style:name="Tabla1.1" style:family="table-row">
      <style:table-row-properties style:min-row-height="1.461cm"/>
    </style:style>
    <style:style style:name="Tabla1.A1" style:family="table-cell">
      <style:table-cell-properties style:writing-mode="page"/>
    </style:style>
    <style:style style:name="Tabla1.C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1e119" officeooo:paragraph-rsid="0011e119"/>
    </style:style>
    <style:style style:name="P2" style:family="paragraph" style:parent-style-name="Standard">
      <style:paragraph-properties fo:text-align="center" style:justify-single-word="false"/>
      <style:text-properties fo:font-size="16pt" officeooo:rsid="0011e119" officeooo:paragraph-rsid="0011e11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e119" officeooo:paragraph-rsid="0011e11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e119" officeooo:paragraph-rsid="001b01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d69e" officeooo:paragraph-rsid="0012d69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1e119" officeooo:paragraph-rsid="0011e119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3b704" officeooo:paragraph-rsid="0013b704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94e8" officeooo:paragraph-rsid="001594e8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3b704" officeooo:paragraph-rsid="0013b70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94e8" officeooo:paragraph-rsid="001594e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6367" officeooo:paragraph-rsid="0019636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96367" officeooo:paragraph-rsid="0019636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594e8" officeooo:paragraph-rsid="001594e8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678fd" officeooo:paragraph-rsid="001678f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78fd" officeooo:paragraph-rsid="001678f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8d0a" officeooo:paragraph-rsid="00168d0a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cba70" officeooo:paragraph-rsid="001cba7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e310f" officeooo:paragraph-rsid="001e310f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cba70" officeooo:paragraph-rsid="001cba70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6pt" fo:font-weight="bold" officeooo:rsid="001cba70" officeooo:paragraph-rsid="001cba70" style:font-size-asian="16pt" style:font-weight-asian="bold" style:font-size-complex="16pt" style:font-weight-complex="bold"/>
    </style:style>
    <style:style style:name="T1" style:family="text">
      <style:text-properties officeooo:rsid="0012a47a"/>
    </style:style>
    <style:style style:name="T2" style:family="text">
      <style:text-properties officeooo:rsid="0012d69e"/>
    </style:style>
    <style:style style:name="T3" style:family="text">
      <style:text-properties officeooo:rsid="001401d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546a" style:font-weight-asian="normal" style:font-weight-complex="normal"/>
    </style:style>
    <style:style style:name="T6" style:family="text">
      <style:text-properties fo:font-weight="normal" officeooo:rsid="00186113" style:font-weight-asian="normal" style:font-weight-complex="normal"/>
    </style:style>
    <style:style style:name="T7" style:family="text">
      <style:text-properties fo:font-weight="normal" officeooo:rsid="001cba70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96367"/>
    </style:style>
    <style:style style:name="T10" style:family="text">
      <style:text-properties officeooo:rsid="001b01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Tarea 5. Plan de producción y análisis de costes</text:span></text:p>
      <text:p text:style-name="P2"/>
      <text:p text:style-name="P3">4.1. Descripción del ciclo produc<text:span text:style-name="T1">ti</text:span>vo de la empresa.</text:p>
      <text:p text:style-name="P5">En nuestro caso de la empresa SportedIn, como se trata de una prestación de servicios online, podemos estructurar su ciclo productivo de la siguiente forma:</text:p>
      <text:p text:style-name="P5"/>
      <text:p text:style-name="P6"><text:span text:style-name="T2">¿</text:span>Cuántos clientes tengo al día, a la semana o al mes?</text:p>
      <text:p text:style-name="P9">Es difícil de pronosticar con exactitud, pero nuestra predicción inicial es de unos 25 usuarios registrados y una cantidad de tráfico de 40 personas al mes. <text:span text:style-name="T3">Conforme vaya creciendo la empresa y se vayan realizando campañas de marketing, creemos que esa cifra puede aumentar exponencialmente.</text:span></text:p>
      <text:p text:style-name="P9"/>
      <text:p text:style-name="P7">¿Qué tareas hay que realizar, cómo se van a realizar? ¿Quiénes las realizan?</text:p>
      <text:list text:style-name="L1">
        <text:list-item>
          <text:p text:style-name="P13">Diseño y desarrollo de la plataforma <text:span text:style-name="T4">tanto de la parte visual como la parte administrativa de la plataforma. Se usarán herramientas de programación y de bases de datos para poder almacenar la información. La idea es hostearlo todo en un servidor en la nube, de forma que no tendremos servidores físicos. </text:span></text:p>
        </text:list-item>
        <text:list-item>
          <text:p text:style-name="P13">Gestión de usuarios y contenido: <text:span text:style-name="T4">monitoreo de la web, de los usuarios, de las ofertas publicadas, etc.</text:span></text:p>
        </text:list-item>
        <text:list-item>
          <text:p text:style-name="P13">Soporte técnico, <text:span text:style-name="T9">mantenimiento de la página web</text:span> y atención al cliente <text:span text:style-name="T4">a posibles errores de la página, y su posterior reparación.</text:span></text:p>
        </text:list-item>
        <text:list-item>
          <text:p text:style-name="P14">Estrategias de marketing <text:span text:style-name="T4">en redes sociales, </text:span><text:span text:style-name="T7">influencers</text:span><text:span text:style-name="T4">, creación de carteles publicitarios, futuros sponsors, etc.</text:span></text:p>
        </text:list-item>
      </text:list>
      <text:p text:style-name="P15"><text:span text:style-name="T4"/></text:p>
      <text:p text:style-name="P16"><text:span text:style-name="T4">Todas las tareas de programación serán repartidas entre los </text:span><text:span text:style-name="T5">tres</text:span><text:span text:style-name="T4"> integrantes de la empresa: Iván se encargará de la parte visual, Jaime de la base de datos, y Denis de la lógica de conectar ambas partes. </text:span><text:span text:style-name="T5">La gestión de usuarios y el soporte técnico será dividido entre los tres, según la necesidad. Por último, las campañas de marketing se intentarán dividir también entre los tres, tanto el diseño como la ejecución, </text:span><text:span text:style-name="T6">aunque es posible que en un futuro se deleguen estas tareas a expertos.</text:span></text:p>
      <text:p text:style-name="P10"/>
      <text:p text:style-name="P8">¿Qué medios materiales serán necesarios? (mobiliario, hojas de registro de clientes, herramientas y maquinaria, teléfono, caja, facturas, datáfono…)</text:p>
      <text:p text:style-name="P11">Como materiales necesarios, necesitaremos:</text:p>
      <text:list text:style-name="L2">
        <text:list-item>
          <text:p text:style-name="P12">Portátiles adecuados para el trabajo.</text:p>
        </text:list-item>
        <text:list-item>
          <text:p text:style-name="P12">Servidores en la nube y el pago del dominio.</text:p>
        </text:list-item>
      </text:list>
      <text:p text:style-name="P11"/>
      <text:p text:style-name="P11"/>
      <text:p text:style-name="P4">4.<text:span text:style-name="T10">2. Estimación de costes.</text:span></text:p>
      <table:table table:name="Tabla1" table:style-name="Tabla1">
        <table:table-column table:style-name="Tabla1.A" table:number-columns-repeated="4"/>
        <table:table-row table:style-name="Tabla1.1">
          <table:table-cell table:style-name="Tabla1.A1" table:number-columns-spanned="4" office:value-type="string">
            <text:p text:style-name="P22">Estimación de costes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21">Costes fijos (total anual)</text:p>
          </table:table-cell>
          <table:covered-table-cell/>
          <table:table-cell table:style-name="Tabla1.C2" table:number-columns-spanned="2" office:value-type="string">
            <text:p text:style-name="P21">Costes variables (unitarios)</text:p>
          </table:table-cell>
          <table:covered-table-cell/>
        </table:table-row>
        <table:table-row table:style-name="Tabla1.1">
          <table:table-cell table:style-name="Tabla1.C2" office:value-type="string">
            <text:p text:style-name="P18">Equipos informáticos</text:p>
          </table:table-cell>
          <table:table-cell table:style-name="Tabla1.A1" office:value-type="string">
            <text:p text:style-name="P18">1200€</text:p>
          </table:table-cell>
          <table:table-cell table:style-name="Tabla1.C2" office:value-type="string">
            <text:p text:style-name="P20"/>
          </table:table-cell>
          <table:table-cell table:style-name="Tabla1.A1" office:value-type="string">
            <text:p text:style-name="P19"/>
          </table:table-cell>
        </table:table-row>
        <table:table-row table:style-name="Tabla1.1">
          <table:table-cell table:style-name="Tabla1.C2" office:value-type="string">
            <text:p text:style-name="P18">Publicidad</text:p>
          </table:table-cell>
          <table:table-cell table:style-name="Tabla1.A1" office:value-type="string">
            <text:p text:style-name="P20">1000€</text:p>
          </table:table-cell>
          <table:table-cell table:style-name="Tabla1.C2" office:value-type="string">
            <text:p text:style-name="P19"/>
          </table:table-cell>
          <table:table-cell table:style-name="Tabla1.A1" office:value-type="string">
            <text:p text:style-name="P19"/>
          </table:table-cell>
        </table:table-row>
        <text:soft-page-break/>
        <table:table-row table:style-name="Tabla1.1">
          <table:table-cell table:style-name="Tabla1.C2" office:value-type="string">
            <text:p text:style-name="P20">Hosting y dominio</text:p>
          </table:table-cell>
          <table:table-cell table:style-name="Tabla1.A1" office:value-type="string">
            <text:p text:style-name="P20">500€</text:p>
          </table:table-cell>
          <table:table-cell table:style-name="Tabla1.C2" office:value-type="string">
            <text:p text:style-name="P19"/>
          </table:table-cell>
          <table:table-cell table:style-name="Tabla1.A1" office:value-type="string">
            <text:p text:style-name="P19"/>
          </table:table-cell>
        </table:table-row>
        <table:table-row table:style-name="Tabla1.1">
          <table:table-cell table:style-name="Tabla1.C2" office:value-type="string">
            <text:p text:style-name="P20">Gastos para iniciar la actividad</text:p>
          </table:table-cell>
          <table:table-cell table:style-name="Tabla1.A1" office:value-type="string">
            <text:p text:style-name="P20">500€</text:p>
          </table:table-cell>
          <table:table-cell table:style-name="Tabla1.C2" office:value-type="string">
            <text:p text:style-name="P19"/>
          </table:table-cell>
          <table:table-cell table:style-name="Tabla1.A1" office:value-type="string">
            <text:p text:style-name="P1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8:41:41.895000000</meta:creation-date>
    <dc:date>2024-12-02T09:47:30.393000000</dc:date>
    <meta:editing-duration>PT3H54M32S</meta:editing-duration>
    <meta:editing-cycles>17</meta:editing-cycles>
    <meta:generator>LibreOffice/7.5.4.2$Windows_X86_64 LibreOffice_project/36ccfdc35048b057fd9854c757a8b67ec53977b6</meta:generator>
    <meta:document-statistic meta:table-count="1" meta:image-count="0" meta:object-count="0" meta:page-count="2" meta:paragraph-count="27" meta:word-count="369" meta:character-count="2294" meta:non-whitespace-character-count="1957"/>
  </office:meta>
</office:document-meta>
</file>